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ercizio 13.1: perché anche se tolgo il join() l'ultima stampa la fa sempre in prossimità dell'ultimo thread?</text:p>
      <text:p text:style-name="Standard"/>
      <text:p text:style-name="Standard">Esercizio 14.2: controllare lo svolgimento; il file va aperto con FileWriter oppure devo usare un file esistente?</text:p>
      <text:p text:style-name="Standard"/>
      <text:p text:style-name="Standard"><text:bookmark-start text:name="__DdeLink__6_627776114"/>Esercizio 2 compito 8 giugno 2012:<text:bookmark-end text:name="__DdeLink__6_627776114"/> controllare se va bene lo svolgimento.</text:p>
      <text:p text:style-name="Standard"/>
      <text:p text:style-name="Standard">Esercizio 2 compito 5 luglio 2011: il server invia al client un numero N casuale? Ci deve essere una corrispondenza tra i flussi input e output del client e del server?</text:p>
      <text:p text:style-name="Standard"/>
      <text:list xml:id="list103084238" text:style-name="L1">
        <text:list-item>
          <text:p text:style-name="P1">Nei blocchi try catch, se devo interrompere l'esecuzione, metto return o System.exit(1)?</text:p>
        </text:list-item>
        <text:list-item>
          <text:p text:style-name="P1">Come se fa a far partire un'applicazione client/server da NetBeans?<text:line-break/></text:p>
        </text:list-item>
      </text:list>
      <text:p text:style-name="Standard">Esercizio 2 compito 11 febbraio 2010: controllare se la procedura è giusta e se la sincronizzazione è stata gestita bene.</text:p>
      <text:p text:style-name="Standard"/>
      <text:p text:style-name="Standard">Esercizio 2 compito 11 settembre 2012: controllare se la procedura è giusta e se la sincronizzazione è stata gestita bene.</text:p>
      <text:p text:style-name="Standard"/>
      <text:p text:style-name="Standard">Esercizio 2 25 settembre 2009: controllare se la procedura è giusta, se la sincronizzazione è stata gestita bene e se è normale che ci siano anomalie( vedi log.txt nel progetto del server).</text:p>
      <text:p text:style-name="Standard"/>
      <text:p text:style-name="Standard">Esercizio 2 9 luglio 2010: come faccio a capire che sono arrivato alla fine del flusso se non è inviato un elemento apposito che segnala la fine del flusso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olo </meta:initial-creator>
    <meta:creation-date>2014-05-07T16:47:45</meta:creation-date>
    <dc:date>2014-05-25T10:42:12</dc:date>
    <dc:creator>Paolo </dc:creator>
    <meta:editing-duration>PT06H01M49S</meta:editing-duration>
    <meta:editing-cycles>17</meta:editing-cycles>
    <meta:generator>OpenOffice.org/3.2$Linux OpenOffice.org_project/320m12$Build-9483</meta:generator>
    <meta:document-statistic meta:table-count="0" meta:image-count="0" meta:object-count="0" meta:page-count="1" meta:paragraph-count="10" meta:word-count="202" meta:character-count="1211"/>
  </office:meta>
</office:document-meta>
</file>